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78E0C5CCAA3328BC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6.5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svg:stroke-color="#3faf46" draw:fill="none" draw:fill-color="#ff4000" draw:textarea-horizontal-align="justify" draw:textarea-vertical-align="middle" draw:auto-grow-height="false" fo:min-height="0.85cm" fo:min-width="4.2cm"/>
      <style:paragraph-properties style:writing-mode="lr-tb"/>
    </style:style>
    <style:style style:name="gr4" style:family="graphic" style:parent-style-name="standard">
      <style:graphic-properties svg:stroke-color="#ff4000" draw:fill="none" draw:fill-color="#ffff38" draw:textarea-horizontal-align="justify" draw:textarea-vertical-align="middle" draw:auto-grow-height="false" fo:min-height="0.85cm" fo:min-width="3.8cm"/>
      <style:paragraph-properties style:writing-mode="lr-tb"/>
    </style:style>
    <style:style style:name="gr5" style:family="graphic" style:parent-style-name="standard">
      <style:graphic-properties svg:stroke-color="#ff4000" draw:fill="none" draw:textarea-horizontal-align="justify" draw:textarea-vertical-align="top" draw:auto-grow-height="false" fo:min-height="2.85cm" fo:min-width="9.2cm"/>
      <style:paragraph-properties style:writing-mode="lr-tb"/>
    </style:style>
    <style:style style:name="gr6" style:family="graphic" style:parent-style-name="standard">
      <style:graphic-properties svg:stroke-color="#3faf46" draw:fill="none" draw:textarea-horizontal-align="justify" draw:textarea-vertical-align="top" draw:auto-grow-height="false" fo:min-height="2.85cm" fo:min-width="5.3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top" draw:auto-grow-height="false" fo:min-height="8.95cm" fo:min-width="16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top" draw:auto-grow-height="false" fo:min-height="6.25cm" fo:min-width="7.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4000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38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fo:text-align="start"/>
      <style:text-properties fo:font-size="12pt" style:text-underline-style="solid" style:text-underline-width="auto" style:text-underline-color="font-color" style:font-size-asian="12pt" style:font-size-complex="12pt"/>
    </style:style>
    <style:style style:name="P12" style:family="paragraph">
      <loext:graphic-properties draw:fill="none"/>
      <style:paragraph-properties fo:text-align="start"/>
      <style:text-properties fo:font-size="12pt" style:text-underline-style="solid" style:text-underline-width="auto" style:text-underline-color="font-color" style:font-size-asian="12pt" style:font-size-complex="12pt"/>
    </style:style>
    <style:style style:name="P13" style:family="paragraph">
      <style:paragraph-properties fo:text-align="star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7cm" svg:height="2cm" svg:x="6.5cm" svg:y="2.5cm">
          <text:p text:style-name="P1"><text:span text:style-name="T1">Main</text:span></text:p>
          <text:p text:style-name="P1"><text:span text:style-name="T2">(initialisations diverses et généra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2" draw:id="id2" draw:layer="layout" svg:width="7cm" svg:height="2cm" svg:x="6.5cm" svg:y="5.6cm">
          <text:p text:style-name="P3"><text:span text:style-name="T1">Central</text:span></text:p>
          <text:p text:style-name="P3"><text:span text:style-name="T2">(contrôle des actions du robot,</text:span></text:p>
          <text:p text:style-name="P3"><text:span text:style-name="T2">«chef d’orchestre des opérations»)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10cm" svg:y1="4.5cm" svg:x2="10cm" svg:y2="5.6cm" draw:start-shape="id1" draw:start-glue-point="2" draw:end-shape="id2" draw:end-glue-point="0" svg:d="M10000 4500v1100" svg:viewBox="0 0 1 1101">
          <text:p/>
        </draw:connector>
        <draw:custom-shape draw:style-name="gr1" draw:text-style-name="P7" xml:id="id4" draw:id="id4" draw:layer="layout" svg:width="7cm" svg:height="2cm" svg:x="10.6cm" svg:y="8.7cm">
          <text:p text:style-name="P6"><text:span text:style-name="T1">Move</text:span></text:p>
          <text:p text:style-name="P6"><text:span text:style-name="T2">(gestion et commande les déplacements)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3" draw:id="id3" draw:layer="layout" svg:width="7cm" svg:height="2cm" svg:x="2.1cm" svg:y="8.7cm">
          <text:p text:style-name="P6"><text:span text:style-name="T1">Sensor</text:span></text:p>
          <text:p text:style-name="P6"><text:span text:style-name="T2">(obtiens et traite les données des capteurs)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7cm" svg:height="2cm" svg:x="20.5cm" svg:y="6.1cm">
          <text:p text:style-name="P6"><text:span text:style-name="T1">Debug</text:span></text:p>
          <text:p text:style-name="P6"><text:span text:style-name="T2">(communication simplifié avec l’ordinateur)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4.7cm" svg:height="1.1cm" svg:x="12cm" svg:y="13.3cm">
          <text:p text:style-name="P8"><text:span text:style-name="T1">Moteurs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4.3cm" svg:height="1.1cm" svg:x="2.3cm" svg:y="13.3cm">
          <text:p text:style-name="P8"><text:span text:style-name="T1">Time of Flight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4.3cm" svg:height="1.1cm" svg:x="6.6cm" svg:y="13.3cm">
          <text:p text:style-name="P8"><text:span text:style-name="T1">Infrarouges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7cm" svg:height="2cm" svg:x="20.5cm" svg:y="3.3cm">
          <text:p text:style-name="P6"><text:span text:style-name="T1">ChibiOS et lib du cours</text:span></text:p>
          <text:p text:style-name="P6"><text:span text:style-name="T2">(modules repris tels quels du cours)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6.5cm" svg:y1="6.6cm" svg:x2="5.6cm" svg:y2="8.7cm" draw:start-shape="id2" draw:start-glue-point="3" draw:end-shape="id3" draw:end-glue-point="0" svg:d="M6500 6600h-900v2100" svg:viewBox="0 0 901 2101">
          <text:p/>
        </draw:connector>
        <draw:connector draw:style-name="gr2" draw:text-style-name="P5" draw:layer="layout" svg:x1="13.5cm" svg:y1="6.6cm" svg:x2="14.1cm" svg:y2="8.7cm" draw:start-shape="id2" draw:start-glue-point="1" draw:end-shape="id4" draw:end-glue-point="0" svg:d="M13500 6600h600v2100" svg:viewBox="0 0 601 2101">
          <text:p/>
        </draw:connector>
        <draw:custom-shape draw:style-name="gr5" draw:text-style-name="P12" xml:id="id5" draw:id="id5" draw:layer="layout" svg:width="9.7cm" svg:height="3.1cm" svg:x="1.7cm" svg:y="12.2cm">
          <text:p text:style-name="P11"><text:span text:style-name="T3">Capteurs physiques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xml:id="id6" draw:id="id6" draw:layer="layout" svg:width="5.8cm" svg:height="3.1cm" svg:x="11.4cm" svg:y="12.2cm">
          <text:p text:style-name="P11"><text:span text:style-name="T3">Actuateurs et moteurs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line-skew="0.05cm" svg:x1="5.6cm" svg:y1="10.7cm" svg:x2="6.55cm" svg:y2="12.2cm" draw:start-shape="id3" draw:start-glue-point="2" draw:end-shape="id5" draw:end-glue-point="0" svg:d="M5600 10700v800h950v700" svg:viewBox="0 0 951 1501">
          <text:p/>
        </draw:connector>
        <draw:connector draw:style-name="gr2" draw:text-style-name="P5" draw:layer="layout" draw:line-skew="0.05cm" svg:x1="14.1cm" svg:y1="10.7cm" svg:x2="14.3cm" svg:y2="12.2cm" draw:start-shape="id4" draw:start-glue-point="2" draw:end-shape="id6" draw:end-glue-point="0" svg:d="M14100 10700v800h200v700" svg:viewBox="0 0 201 1501">
          <text:p/>
        </draw:connector>
        <draw:connector draw:style-name="gr2" draw:text-style-name="P5" draw:layer="layout" svg:x1="10.6cm" svg:y1="9.7cm" svg:x2="9.1cm" svg:y2="9.7cm" draw:start-shape="id4" draw:start-glue-point="3" draw:end-shape="id3" draw:end-glue-point="1" svg:d="M10600 9700h-1500" svg:viewBox="0 0 1501 1">
          <text:p/>
        </draw:connector>
        <draw:custom-shape draw:style-name="gr7" draw:text-style-name="P12" xml:id="id7" draw:id="id7" draw:layer="layout" svg:width="16.5cm" svg:height="9.2cm" svg:x="1.7cm" svg:y="2.1cm">
          <text:p text:style-name="P13"><text:span text:style-name="T3">Code pour ce projet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8" draw:id="id8" draw:layer="layout" svg:width="7.7cm" svg:height="6.5cm" svg:x="20.1cm" svg:y="2.2cm">
          <text:p text:style-name="P13"><text:span text:style-name="T3">Code auxiliaire pour ce projet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18.2cm" svg:y1="6.7cm" svg:x2="20.1cm" svg:y2="5.45cm" draw:start-shape="id7" draw:start-glue-point="1" draw:end-shape="id8" draw:end-glue-point="3" svg:d="M18200 6700h950v-1250h950" svg:viewBox="0 0 1901 12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Painted_20_White" draw:display-name="Painted White" xlink:href="Pictures/10000000000002000000020078E0C5CCAA3328B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30T09:50:00.317000000</meta:creation-date>
    <dc:date>2020-04-30T11:51:33.804000000</dc:date>
    <meta:editing-duration>PT40M7S</meta:editing-duration>
    <meta:editing-cycles>25</meta:editing-cycles>
    <meta:generator>LibreOffice/6.3.5.2$Windows_X86_64 LibreOffice_project/dd0751754f11728f69b42ee2af66670068624673</meta:generator>
    <meta:document-statistic meta:object-count="20"/>
  </office:meta>
</office:document-meta>
</file>